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style:text-autospace="none"/>
    </style:style>
    <style:style style:name="P4" style:family="paragraph">
      <style:paragraph-properties fo:text-align="center" style:text-autospace="none"/>
      <style:text-properties fo:color="#000000" fo:font-size="8pt" fo:text-shadow="none" style:font-size-asian="8pt" style:font-size-complex="8pt"/>
    </style:style>
    <style:style style:name="P5" style:family="paragraph">
      <style:paragraph-properties fo:text-align="center"/>
      <style:text-properties fo:color="#000000" fo:font-size="8pt" fo:text-shadow="none" style:font-size-asian="8pt" style:font-size-complex="8pt"/>
    </style:style>
    <style:style style:name="P6" style:family="paragraph">
      <style:paragraph-properties fo:text-align="center" style:text-autospace="none"/>
      <style:text-properties fo:color="#000000" fo:font-size="8pt" style:font-size-asian="8pt" style:font-size-complex="8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000000" style:text-outline="false" style:text-line-through-style="none" style:text-line-through-type="none" style:font-name="Courier New1" fo:font-size="8pt" fo:font-style="normal" fo:text-shadow="none" style:text-underline-style="none" fo:font-weight="normal" style:letter-kerning="true" style:font-name-asian="Courier New1" style:font-size-asian="8pt" style:font-style-asian="normal" style:font-weight-asian="normal" style:font-name-complex="Courier New1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1" fo:font-size="8pt" fo:font-style="normal" fo:text-shadow="none" style:text-underline-style="none" style:letter-kerning="true" style:font-name-asian="Courier New1" style:font-size-asian="8pt" style:font-style-asian="normal" style:font-name-complex="Courier New1" style:font-size-complex="8pt" style:font-style-complex="normal" style:text-emphasize="none" style:font-relief="none" style:text-overline-style="none" style:text-overline-color="font-color"/>
    </style:style>
    <style:style style:name="T4" style:family="text">
      <style:text-properties fo:color="#a9b7c6" style:text-outline="false" style:text-line-through-style="none" style:text-line-through-type="none" style:font-name="Courier New1" fo:font-size="14pt" fo:font-style="normal" fo:text-shadow="none" style:text-underline-style="none" fo:font-weight="normal" style:letter-kerning="true" style:font-name-asian="Courier New1" style:font-size-asian="14pt" style:font-style-asian="normal" style:font-weight-asian="normal" style:font-name-complex="Courier New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ourier New1" fo:font-size="8pt" fo:font-style="normal" fo:text-shadow="none" style:text-underline-style="none" fo:font-weight="bold" style:letter-kerning="true" style:font-name-asian="Courier New1" style:font-size-asian="8pt" style:font-style-asian="normal" style:font-weight-asian="bold" style:font-name-complex="Courier New1" style:font-size-complex="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6.35cm" svg:height="0.635cm" svg:x="19.415cm" svg:y="7.35cm">
          <text:p text:style-name="P1"><text:span text:style-name="T1">Class FormulaOperation</text:span></text:p>
        </draw:rect>
        <draw:rect draw:style-name="gr1" draw:text-style-name="P4" draw:layer="layout" svg:width="6.35cm" svg:height="3.175cm" svg:x="19.415cm" svg:y="7.985cm">
          <text:p text:style-name="P3"><text:span text:style-name="T2">+addFormula return int</text:span><text:span text:style-name="T2"><text:line-break/></text:span><text:span text:style-name="T2"> +deleteFormula return int</text:span><text:span text:style-name="T2"><text:line-break/></text:span><text:span text:style-name="T2"> +createFormula return int</text:span><text:span text:style-name="T2"><text:line-break/></text:span><text:span text:style-name="T2"> +updateFormula return int</text:span><text:span text:style-name="T2"><text:line-break/></text:span><text:span text:style-name="T2"> +replaceValueInExpression </text:span></text:p>
          <text:p text:style-name="P3"><text:span text:style-name="T2">return boolean</text:span><text:span text:style-name="T2"><text:line-break/></text:span><text:span text:style-name="T2"> +findNextPositionVarInExpression() </text:span></text:p>
          <text:p text:style-name="P3"><text:span text:style-name="T2">return int</text:span><text:span text:style-name="T2"><text:line-break/></text:span><text:span text:style-name="T2"> +Calculation return IntemExpendeture</text:span></text:p>
        </draw:rect>
        <draw:rect draw:style-name="gr1" draw:text-style-name="P2" draw:layer="layout" svg:width="6.35cm" svg:height="0.635cm" svg:x="10.525cm" svg:y="12.43cm">
          <text:p text:style-name="P1"><text:span text:style-name="T1">Class FormulaExeption</text:span></text:p>
        </draw:rect>
        <draw:rect draw:style-name="gr1" draw:text-style-name="P5" draw:layer="layout" svg:width="6.35cm" svg:height="1.27cm" svg:x="10.525cm" svg:y="14.335cm">
          <text:p><text:span text:style-name="T2">+ __construct( string, string,</text:span></text:p>
          <text:p><text:span text:style-name="T2"><text:s/></text:span><text:span text:style-name="T2">string, string)</text:span><text:span text:style-name="T2"><text:line-break/></text:span><text:span text:style-name="T2"> + writeIntoLog()</text:span></text:p>
        </draw:rect>
        <draw:rect draw:style-name="gr1" draw:text-style-name="P6" draw:layer="layout" svg:width="6.35cm" svg:height="1.27cm" svg:x="10.525cm" svg:y="13.065cm">
          <text:p text:style-name="P3"><text:span text:style-name="T3">-message string;</text:span><text:span text:style-name="T3"><text:line-break/></text:span><text:span text:style-name="T3">-code string;</text:span><text:span text:style-name="T3"><text:line-break/></text:span><text:span text:style-name="T3">-file string;</text:span><text:span text:style-name="T3"><text:line-break/></text:span><text:span text:style-name="T3">-</text:span><text:span text:style-name="T2">line string;</text:span></text:p>
        </draw:rect>
        <draw:rect draw:style-name="gr1" draw:text-style-name="P2" draw:layer="layout" svg:width="7.62cm" svg:height="0.635cm" svg:x="18.78cm" svg:y="1.635cm">
          <text:p text:style-name="P1"><text:span text:style-name="T1">Class Formula</text:span></text:p>
        </draw:rect>
        <draw:rect draw:style-name="gr1" draw:text-style-name="P4" draw:layer="layout" svg:width="7.62cm" svg:height="1.27cm" svg:x="18.78cm" svg:y="4.175cm">
          <text:p text:style-name="P3"><text:span text:style-name="T2">+ getFormulaById(int) return string</text:span><text:span text:style-name="T4"> </text:span><text:span text:style-name="T2"><text:s text:c="2"/></text:span><text:span text:style-name="T2"><text:line-break/></text:span><text:span text:style-name="T2">+ checkFormulaSyntax(string) return int</text:span><text:span text:style-name="T2"><text:line-break/></text:span><text:span text:style-name="T2">+ getAllFormuls(resourse) return array</text:span></text:p>
        </draw:rect>
        <draw:rect draw:style-name="gr1" draw:text-style-name="P6" draw:layer="layout" svg:width="7.62cm" svg:height="1.905cm" svg:x="18.78cm" svg:y="2.27cm">
          <text:p text:style-name="P3"><text:span text:style-name="T2">-const ="$"; //якорь переменной в выражении</text:span><text:span text:style-name="T2"><text:line-break/></text:span><text:span text:style-name="T2">-formulaArray array // массив формул</text:span><text:span text:style-name="T2"><text:line-break/></text:span><text:span text:style-name="T2">-formulaCount int //количество формул</text:span><text:span text:style-name="T2"><text:line-break/></text:span><text:span text:style-name="T2">-expressionString string //выражение для </text:span></text:p>
          <text:p text:style-name="P3"><text:span text:style-name="T2">расчета</text:span></text:p>
        </draw:rect>
        <draw:rect draw:style-name="gr1" draw:text-style-name="P2" draw:layer="layout" svg:width="5.715cm" svg:height="0.794cm" svg:x="27.035cm" svg:y="11.795cm">
          <text:p text:style-name="P1"><text:span text:style-name="T1">Class WriterResults</text:span></text:p>
        </draw:rect>
        <draw:rect draw:style-name="gr1" draw:text-style-name="P4" draw:layer="layout" svg:width="5.715cm" svg:height="1.587cm" svg:x="27.035cm" svg:y="13.383cm">
          <text:p text:style-name="P3"><text:span text:style-name="T2">+__construct(array)</text:span></text:p>
          <text:p text:style-name="P3"><text:span text:style-name="T2">+WriteIntoTable(array) </text:span></text:p>
          <text:p text:style-name="P3"><text:span text:style-name="T2">return json</text:span></text:p>
          <text:p text:style-name="P3"><text:span text:style-name="T2">+WriteIntoPdf (array) </text:span></text:p>
          <text:p text:style-name="P3"><text:span text:style-name="T2">return json</text:span></text:p>
        </draw:rect>
        <draw:rect draw:style-name="gr1" draw:text-style-name="P6" draw:layer="layout" svg:width="5.715cm" svg:height="0.794cm" svg:x="27.035cm" svg:y="12.589cm">
          <text:p text:style-name="P3"><text:span text:style-name="T2">-ItemExpendeture array</text:span></text:p>
        </draw:rect>
        <draw:rect draw:style-name="gr1" draw:text-style-name="P2" draw:layer="layout" svg:width="5.08cm" svg:height="1.27cm" svg:x="11.795cm" svg:y="1.635cm">
          <text:p text:style-name="P1"><text:span text:style-name="T1">Class InputParameters</text:span></text:p>
        </draw:rect>
        <draw:rect draw:style-name="gr1" draw:text-style-name="P4" draw:layer="layout" svg:width="5.08cm" svg:height="0.635cm" svg:x="11.795cm" svg:y="5.445cm">
          <text:p text:style-name="P3"><text:span text:style-name="T2">+Construct(int, int, float,</text:span></text:p>
          <text:p text:style-name="P3"><text:span text:style-name="T2">Int, int, boolean, boolean) </text:span></text:p>
        </draw:rect>
        <draw:rect draw:style-name="gr1" draw:text-style-name="P6" draw:layer="layout" svg:width="5.08cm" svg:height="2.54cm" svg:x="11.795cm" svg:y="2.905cm">
          <text:p text:style-name="P3"><text:span text:style-name="T2">-height int</text:span></text:p>
          <text:p text:style-name="P3"><text:span text:style-name="T2">-Width int</text:span></text:p>
          <text:p text:style-name="P3"><text:span text:style-name="T2">-Thick float</text:span></text:p>
          <text:p text:style-name="P3"><text:span text:style-name="T2">-type_board int</text:span></text:p>
          <text:p text:style-name="P3"><text:span text:style-name="T2">-Count int</text:span></text:p>
          <text:p text:style-name="P3"><text:span text:style-name="T2">-is_masked boolean</text:span></text:p>
          <text:p text:style-name="P3"><text:span text:style-name="T2">-is_marked boolean</text:span></text:p>
          <text:p text:style-name="P3"><text:span text:style-name="T2"/></text:p>
        </draw:rect>
        <draw:rect draw:style-name="gr1" draw:text-style-name="P2" draw:layer="layout" svg:width="8.255cm" svg:height="0.635cm" svg:x="32.75cm" svg:y="2.27cm">
          <text:p text:style-name="P1"><text:span text:style-name="T1">Class Database</text:span></text:p>
        </draw:rect>
        <draw:rect draw:style-name="gr1" draw:text-style-name="P4" draw:layer="layout" svg:width="8.255cm" svg:height="2.54cm" svg:x="32.75cm" svg:y="4.175cm">
          <text:p text:style-name="P3"><text:span text:style-name="T2"><text:s/></text:span><text:span text:style-name="T2">+ __construct(string, string, string, int)</text:span><text:span text:style-name="T2"><text:line-break/></text:span><text:span text:style-name="T2"> + dbConnect(string, string, string, int)</text:span></text:p>
          <text:p text:style-name="P3"><text:span text:style-name="T2">Return resource</text:span><text:span text:style-name="T2"><text:line-break/></text:span><text:span text:style-name="T2"> + dbClose(resource) return booelan</text:span></text:p>
          <text:p text:style-name="P3"><text:span text:style-name="T2"><text:s/></text:span><text:span text:style-name="T2">+ printSqlQuery(string)</text:span></text:p>
          <text:p text:style-name="P3"><text:span text:style-name="T5"><text:s/></text:span><text:span text:style-name="T5">+ </text:span><text:span text:style-name="T2">doQuery(resource, string) return QueryResult</text:span></text:p>
          <text:p text:style-name="P3"><text:span text:style-name="T2"/></text:p>
        </draw:rect>
        <draw:rect draw:style-name="gr1" draw:text-style-name="P6" draw:layer="layout" svg:width="8.255cm" svg:height="1.27cm" svg:x="32.75cm" svg:y="2.905cm">
          <text:p text:style-name="P3"><text:span text:style-name="T2">-username</text:span><text:span text:style-name="T2"><text:line-break/></text:span><text:span text:style-name="T2">-password</text:span><text:span text:style-name="T2"><text:line-break/></text:span><text:span text:style-name="T2">-connectString</text:span><text:span text:style-name="T2"><text:line-break/></text:span><text:span text:style-name="T2">-port</text:span></text:p>
        </draw:rect>
        <draw:rect draw:style-name="gr1" draw:text-style-name="P2" draw:layer="layout" svg:width="5.08cm" svg:height="0.635cm" svg:x="32.75cm" svg:y="8.62cm">
          <text:p text:style-name="P1"><text:span text:style-name="T1">Class QueryResult</text:span></text:p>
        </draw:rect>
        <draw:rect draw:style-name="gr1" draw:text-style-name="P4" draw:layer="layout" svg:width="5.08cm" svg:height="1.27cm" svg:x="32.75cm" svg:y="9.89cm">
          <text:p text:style-name="P3"><text:span text:style-name="T2">+__construct</text:span></text:p>
          <text:p text:style-name="P3"><text:span text:style-name="T2">+__set</text:span></text:p>
          <text:p text:style-name="P3"><text:span text:style-name="T2">+__get</text:span></text:p>
        </draw:rect>
        <draw:rect draw:style-name="gr1" draw:text-style-name="P6" draw:layer="layout" svg:width="5.08cm" svg:height="0.635cm" svg:x="32.75cm" svg:y="9.255cm">
          <text:p text:style-name="P3"><text:span text:style-name="T2">-$_results array</text:span></text:p>
        </draw:rect>
        <draw:rect draw:style-name="gr1" draw:text-style-name="P2" draw:layer="layout" svg:width="6.985cm" svg:height="0.635cm" svg:x="10.525cm" svg:y="7.985cm">
          <text:p text:style-name="P1"><text:span text:style-name="T1">Class СheckerFormulSyntax</text:span><text:span text:style-name="T1"><text:tab/></text:span></text:p>
        </draw:rect>
        <draw:rect draw:style-name="gr1" draw:text-style-name="P4" draw:layer="layout" svg:width="6.985cm" svg:height="1.27cm" svg:x="10.525cm" svg:y="9.255cm">
          <text:p text:style-name="P3"><text:span text:style-name="T2">+CheckOrderOperation(string) return int</text:span></text:p>
          <text:p text:style-name="P3"><text:span text:style-name="T2">+CheckVariableExistretirn(string) </text:span></text:p>
          <text:p text:style-name="P3"><text:span text:style-name="T2">return int</text:span></text:p>
        </draw:rect>
        <draw:rect draw:style-name="gr1" draw:text-style-name="P6" draw:layer="layout" svg:width="6.985cm" svg:height="0.635cm" svg:x="10.525cm" svg:y="8.62cm">
          <text:p text:style-name="P3"><text:span text:style-name="T2">-RegularExpressions array</text:span></text:p>
        </draw:rect>
        <draw:line draw:style-name="gr2" draw:text-style-name="P1" draw:layer="layout" svg:x1="26.4cm" svg:y1="2.905cm" svg:x2="32.75cm" svg:y2="2.905cm">
          <text:p/>
        </draw:line>
        <draw:frame draw:style-name="gr3" draw:text-style-name="P7" draw:layer="layout" svg:width="3.647cm" svg:height="0.569cm" svg:x="27.67cm" svg:y="2.27cm">
          <draw:text-box>
            <text:p><text:span text:style-name="T1">Запросы <text:s/>к базе данных</text:span></text:p>
          </draw:text-box>
        </draw:frame>
        <draw:line draw:style-name="gr4" draw:text-style-name="P2" draw:layer="layout" svg:x1="35.29cm" svg:y1="6.715cm" svg:x2="35.29cm" svg:y2="8.62cm">
          <text:p/>
        </draw:line>
        <draw:frame draw:style-name="gr3" draw:text-style-name="P7" draw:layer="layout" svg:width="3.834cm" svg:height="0.569cm" svg:x="35.266cm" svg:y="7.35cm">
          <draw:text-box>
            <text:p><text:span text:style-name="T1">Работа с данными в базе</text:span></text:p>
          </draw:text-box>
        </draw:frame>
        <draw:line draw:style-name="gr5" draw:text-style-name="P1" draw:layer="layout" svg:x1="32.75cm" svg:y1="4.81cm" svg:x2="26.4cm" svg:y2="4.81cm">
          <text:p/>
        </draw:line>
        <draw:frame draw:style-name="gr3" draw:text-style-name="P7" draw:layer="layout" svg:width="4.02cm" svg:height="0.569cm" svg:x="27.67cm" svg:y="4.175cm">
          <draw:text-box>
            <text:p><text:span text:style-name="T1">Возврат исходных формул</text:span></text:p>
          </draw:text-box>
        </draw:frame>
        <draw:line draw:style-name="gr4" draw:text-style-name="P1" draw:layer="layout" svg:x1="22.59cm" svg:y1="7.35cm" svg:x2="22.59cm" svg:y2="5.445cm">
          <text:p/>
        </draw:line>
        <draw:frame draw:style-name="gr3" draw:text-style-name="P7" draw:layer="layout" svg:width="3.677cm" svg:height="0.569cm" svg:x="22.723cm" svg:y="6.146cm">
          <draw:text-box>
            <text:p><text:span text:style-name="T1">Операции с формулами</text:span></text:p>
          </draw:text-box>
        </draw:frame>
        <draw:line draw:style-name="gr5" draw:text-style-name="P1" draw:layer="layout" svg:x1="19.415cm" svg:y1="9.255cm" svg:x2="17.51cm" svg:y2="9.255cm">
          <text:p/>
        </draw:line>
        <draw:frame draw:style-name="gr3" draw:text-style-name="P7" draw:layer="layout" svg:width="2.051cm" svg:height="0.887cm" svg:x="17.51cm" svg:y="8.368cm">
          <draw:text-box>
            <text:p><text:span text:style-name="T1">Проверка</text:span></text:p>
            <text:p><text:span text:style-name="T1"><text:s/></text:span><text:span text:style-name="T1">синтаксиса</text:span></text:p>
          </draw:text-box>
        </draw:frame>
        <draw:line draw:style-name="gr5" draw:text-style-name="P1" draw:layer="layout" svg:x1="14.97cm" svg:y1="10.525cm" svg:x2="14.97cm" svg:y2="12.43cm">
          <text:p/>
        </draw:line>
        <draw:frame draw:style-name="gr3" draw:text-style-name="P7" draw:layer="layout" svg:width="3.58cm" svg:height="0.569cm" svg:x="14.97cm" svg:y="10.591cm">
          <draw:text-box>
            <text:p><text:span text:style-name="T1">Обработка исключений</text:span></text:p>
          </draw:text-box>
        </draw:frame>
        <draw:rect draw:style-name="gr1" draw:text-style-name="P2" draw:layer="layout" svg:width="3.81cm" svg:height="0.635cm" svg:x="18.78cm" svg:y="12.43cm">
          <text:p text:style-name="P1"><text:span text:style-name="T1">Class Exeption</text:span></text:p>
        </draw:rect>
        <draw:line draw:style-name="gr5" draw:text-style-name="P1" draw:layer="layout" svg:x1="18.78cm" svg:y1="13.065cm" svg:x2="16.875cm" svg:y2="13.065cm">
          <text:p/>
        </draw:line>
        <draw:rect draw:style-name="gr6" draw:text-style-name="P2" draw:layer="layout" svg:width="3.81cm" svg:height="0.635cm" svg:x="18.78cm" svg:y="13.065cm">
          <text:p/>
        </draw:rect>
        <draw:rect draw:style-name="gr6" draw:text-style-name="P2" draw:layer="layout" svg:width="3.81cm" svg:height="0.635cm" svg:x="18.78cm" svg:y="13.7cm">
          <text:p/>
        </draw:rect>
        <draw:line draw:style-name="gr5" draw:text-style-name="P1" draw:layer="layout" svg:x1="25.765cm" svg:y1="8.62cm" svg:x2="28.94cm" svg:y2="11.795cm">
          <text:p/>
        </draw:line>
        <draw:frame draw:style-name="gr3" draw:text-style-name="P7" draw:layer="layout" svg:width="2.868cm" svg:height="0.569cm" svg:x="26.707cm" svg:y="9.321cm">
          <draw:text-box>
            <text:p><text:span text:style-name="T1">Вывод результата</text:span></text:p>
          </draw:text-box>
        </draw:frame>
        <draw:line draw:style-name="gr5" draw:text-style-name="P1" draw:layer="layout" svg:x1="16.875cm" svg:y1="3.54cm" svg:x2="18.78cm" svg:y2="3.54cm">
          <text:p/>
        </draw:line>
        <draw:frame draw:style-name="gr3" draw:text-style-name="P7" draw:layer="layout" svg:width="6.323cm" svg:height="0.887cm" svg:x="11.187cm" svg:y="7.098cm">
          <draw:text-box>
            <text:p><text:span text:style-name="T1">Соответствует классу СheckerFormulSyntax </text:span></text:p>
            <text:p><text:span text:style-name="T1">классов проектирования </text:span></text:p>
          </draw:text-box>
        </draw:frame>
        <draw:frame draw:style-name="gr3" draw:text-style-name="P7" draw:layer="layout" svg:width="5.624cm" svg:height="0.887cm" svg:x="11.795cm" svg:y="0.748cm">
          <draw:text-box>
            <text:p><text:span text:style-name="T1">Соответствует классу InputParameters </text:span></text:p>
            <text:p><text:span text:style-name="T1">классов проектирования </text:span></text:p>
          </draw:text-box>
        </draw:frame>
        <draw:frame draw:style-name="gr3" draw:text-style-name="P7" draw:layer="layout" svg:width="4.735cm" svg:height="0.887cm" svg:x="34.655cm" svg:y="1.383cm">
          <draw:text-box>
            <text:p><text:span text:style-name="T1">Соответствует классу Database </text:span></text:p>
            <text:p><text:span text:style-name="T1">классов проектирования </text:span></text:p>
          </draw:text-box>
        </draw:frame>
        <draw:frame draw:style-name="gr7" draw:text-style-name="P7" draw:layer="layout" svg:width="3.834cm" svg:height="1.588cm" svg:x="18.145cm" svg:y="6.08cm">
          <draw:text-box>
            <text:p><text:span text:style-name="T1">Соответствует классу </text:span></text:p>
            <text:p text:style-name="P1"><text:span text:style-name="T1">FormulaOperation</text:span></text:p>
            <text:p><text:span text:style-name="T1">классов проектирования </text:span></text:p>
          </draw:text-box>
        </draw:frame>
        <draw:frame draw:style-name="gr8" draw:text-style-name="P7" draw:layer="layout" svg:width="3.211cm" svg:height="1.588cm" svg:x="32.115cm" svg:y="7.667cm">
          <draw:text-box>
            <text:p><text:span text:style-name="T1">Структура результата запроса</text:span></text:p>
          </draw:text-box>
        </draw:frame>
        <draw:frame draw:style-name="gr7" draw:text-style-name="P7" draw:layer="layout" svg:width="3.004cm" svg:height="1.588cm" svg:x="18.951cm" svg:y="11.795cm">
          <draw:text-box>
            <text:p><text:span text:style-name="T1">Базовый класс php</text:span></text:p>
          </draw:text-box>
        </draw:frame>
        <draw:frame draw:style-name="gr3" draw:text-style-name="P7" draw:layer="layout" svg:width="3.834cm" svg:height="1.205cm" svg:x="11.16cm" svg:y="11.16cm">
          <draw:text-box>
            <text:p><text:span text:style-name="T1">Соответствует классу</text:span></text:p>
            <text:p><text:span text:style-name="T1"><text:s/></text:span><text:span text:style-name="T1">FormulaExeption </text:span></text:p>
            <text:p><text:span text:style-name="T1">классов проектирования </text:span></text:p>
          </draw:text-box>
        </draw:frame>
        <draw:rect draw:style-name="gr1" draw:text-style-name="P2" draw:layer="layout" svg:width="5.08cm" svg:height="0.635cm" svg:x="38.465cm" svg:y="8.62cm">
          <text:p text:style-name="P1"><text:span text:style-name="T1">Class Rbac</text:span></text:p>
        </draw:rect>
        <draw:rect draw:style-name="gr1" draw:text-style-name="P4" draw:layer="layout" svg:width="5.08cm" svg:height="2.54cm" svg:x="38.465cm" svg:y="9.89cm">
          <text:p text:style-name="P3"><text:span text:style-name="T2">getRoles получение ролей</text:span></text:p>
          <text:p text:style-name="P3"><text:span text:style-name="T2">GetUserRoleById получение </text:span></text:p>
          <text:p text:style-name="P3"><text:span text:style-name="T2">Ролей пользователz по его id</text:span></text:p>
          <text:p text:style-name="P3"><text:span text:style-name="T2">CheckAccess проверка доступа</text:span></text:p>
        </draw:rect>
        <draw:rect draw:style-name="gr1" draw:text-style-name="P6" draw:layer="layout" svg:width="5.08cm" svg:height="0.635cm" svg:x="38.465cm" svg:y="9.255cm">
          <text:p text:style-name="P3"><text:span text:style-name="T2">Roles array</text:span></text:p>
        </draw:rect>
        <draw:frame draw:style-name="gr3" draw:text-style-name="P7" draw:layer="layout" svg:width="2.288cm" svg:height="0.887cm" svg:x="40.37cm" svg:y="7.733cm">
          <draw:text-box>
            <text:p><text:span text:style-name="T1">Доступ на </text:span></text:p>
            <text:p><text:span text:style-name="T1">основе ролей</text:span></text:p>
          </draw:text-box>
        </draw:frame>
        <draw:line draw:style-name="gr4" draw:text-style-name="P2" draw:layer="layout" svg:x1="39.1cm" svg:y1="6.715cm" svg:x2="39.1cm" svg:y2="8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4T12:47:58.360000000</meta:creation-date>
    <dc:date>2014-12-26T12:46:21.117000000</dc:date>
    <meta:editing-duration>PT11M12S</meta:editing-duration>
    <meta:editing-cycles>3</meta:editing-cycles>
    <meta:generator>LibreOffice/4.2.1.1$Windows_x86 LibreOffice_project/d7dbbd7842e6a58b0f521599204e827654e1fb8b</meta:generator>
    <meta:document-statistic meta:object-count="54"/>
  </office:meta>
</office:document-meta>
</file>